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50000018329408F7BC2F9D00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char" svg:width="15.374cm" svg:height="10.239cm" draw:z-index="0"><draw:image xlink:href="Pictures/10000001000002450000018329408F7BC2F9D0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06T10:22:53.064000000</dc:date>
    <meta:editing-duration>PT1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